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7075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2" table:number-columns-repeated="1013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ALPHA_CLASS</text:p>
          </table:table-cell>
          <table:table-cell office:value-type="string" calcext:value-type="string">
            <text:p>ALPHA_CLIENT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ACC@100K_ITERS</text:p>
          </table:table-cell>
          <table:table-cell table:formula="of:=&quot;ACC_REL@100K_ITERS&quot;" office:value-type="string" office:string-value="ACC_REL@100K_ITERS" calcext:value-type="string">
            <text:p>ACC_REL@100K_ITERS</text:p>
          </table:table-cell>
          <table:table-cell table:style-name="Default" office:value-type="string" calcext:value-type="string">
            <text:p>ACC@CONV_ITERS</text:p>
          </table:table-cell>
          <table:table-cell office:value-type="string" calcext:value-type="string">
            <text:p>CONV_ITERS</text:p>
          </table:table-cell>
          <table:table-cell office:value-type="string" calcext:value-type="string">
            <text:p>NORM_IMPROVE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percentage" office:value="0.838" calcext:value-type="percentage">
            <text:p>83.8%</text:p>
          </table:table-cell>
          <table:table-cell table:style-name="ce4" office:value-type="string" calcext:value-type="string">
            <text:p>-</text:p>
          </table:table-cell>
          <table:table-cell office:value-type="percentage" office:value="0.851" calcext:value-type="percentage">
            <text:p>85.1%</text:p>
          </table:table-cell>
          <table:table-cell office:value-type="string" calcext:value-type="string">
            <text:p>172k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62" calcext:value-type="percentage">
            <text:p>76.2%</text:p>
          </table:table-cell>
          <table:table-cell table:style-name="ce3" table:formula="of:=[.F5]/[.$F$4]" office:value-type="percentage" office:value="0.909307875894988" calcext:value-type="percentage">
            <text:p>90.9%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BLATION STU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3" table:formula="of:=[.F8]/[.$F$4]" office:value-type="percentage" office:value="0.178997613365155" calcext:value-type="percentage">
            <text:p>17.9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3" table:formula="of:=[.F9]/[.$F$4]" office:value-type="percentage" office:value="0.178997613365155" calcext:value-type="percentage">
            <text:p>17.9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55" calcext:value-type="percentage">
            <text:p>25.5%</text:p>
          </table:table-cell>
          <table:table-cell table:style-name="ce3" table:formula="of:=[.F10]/[.$F$4]" office:value-type="percentage" office:value="0.304295942720764" calcext:value-type="percentage">
            <text:p>30.4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3" table:formula="of:=[.F11]/[.$F$4]" office:value-type="percentage" office:value="0" calcext:value-type="percentage">
            <text:p>0.0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3" table:formula="of:=[.F12]/[.$F$4]" office:value-type="percentage" office:value="0" calcext:value-type="percentage">
            <text:p>0.0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3" table:formula="of:=[.F13]/[.$F$4]" office:value-type="percentage" office:value="0" calcext:value-type="percentage">
            <text:p>0.0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Default"/>
          <table:table-cell table:style-name="ce3" table:formula="of:=[.F14]/[.$F$4]" office:value-type="percentage" office:value="0" calcext:value-type="percentage">
            <text:p>0.0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3" table:formula="of:=[.F15]/[.$F$4]" office:value-type="percentage" office:value="0" calcext:value-type="percentage">
            <text:p>0.0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ORMALIZATION LAY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atch</text:p>
          </table:table-cell>
          <table:table-cell office:value-type="percentage" office:value="0.84" calcext:value-type="percentage">
            <text:p>84.0%</text:p>
          </table:table-cell>
          <table:table-cell table:style-name="ce4" office:value-type="string" calcext:value-type="string">
            <text:p>-</text:p>
          </table:table-cell>
          <table:table-cell office:value-type="percentage" office:value="0.851" calcext:value-type="percentage">
            <text:p>85.1%</text:p>
          </table:table-cell>
          <table:table-cell office:value-type="string" calcext:value-type="string">
            <text:p>146k</text:p>
          </table:table-cell>
          <table:table-cell table:style-name="ce3" table:formula="of:=([.F18]-[.F4])/[.F4]" office:value-type="percentage" office:value="0.00238663484486874" calcext:value-type="percentage">
            <text:p>0.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oup</text:p>
          </table:table-cell>
          <table:table-cell office:value-type="percentage" office:value="0.843" calcext:value-type="percentage">
            <text:p>84.3%</text:p>
          </table:table-cell>
          <table:table-cell table:style-name="ce4" office:value-type="string" calcext:value-type="string">
            <text:p>-</text:p>
          </table:table-cell>
          <table:table-cell office:value-type="percentage" office:value="0.856" calcext:value-type="percentage">
            <text:p>85.6%</text:p>
          </table:table-cell>
          <table:table-cell office:value-type="string" calcext:value-type="string">
            <text:p>145k</text:p>
          </table:table-cell>
          <table:table-cell table:style-name="ce3" table:formula="of:=([.F19]-[.F4])/[.F4]" office:value-type="percentage" office:value="0.00596658711217184" calcext:value-type="percentage">
            <text:p>0.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69" calcext:value-type="percentage">
            <text:p>76.9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table:style-name="ce3" table:formula="of:=([.F20]-[.F5])/[.F5]" office:value-type="percentage" office:value="0.00918635170603675" calcext:value-type="percentage">
            <text:p>0.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table:formula="of:=([.F21]-[.F5])/[.F5]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47" calcext:value-type="percentage">
            <text:p>74.7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table:formula="of:=([.F22]-[.F14])/[.F14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table:formula="of:=([.F23]-[.F14])/[.F14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style-name="Default" office:value-type="string" calcext:value-type="string">
            <text:p>ADVANCED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PHA_CLASS</text:p>
          </table:table-cell>
          <table:table-cell office:value-type="string" calcext:value-type="string">
            <text:p>EMD_CLAS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76" calcext:value-type="float">
            <text:p>1.76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72" calcext:value-type="float">
            <text:p>1.72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7" calcext:value-type="float">
            <text:p>0.7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EMD_CLIENT</text:p>
          </table:table-cell>
          <table:table-cell office:value-type="string" calcext:value-type="string">
            <text:p>EMD_CLAS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00:09:05.635211473</meta:creation-date>
    <dc:date>2022-02-07T03:33:45.452288927</dc:date>
    <meta:editing-duration>PT2H44M13S</meta:editing-duration>
    <meta:editing-cycles>39</meta:editing-cycles>
    <meta:generator>LibreOffice/7.2.5.2$Linux_X86_64 LibreOffice_project/20$Build-2</meta:generator>
    <meta:document-statistic meta:table-count="1" meta:cell-count="187" meta:object-count="0"/>
  </office:meta>
</office:document-meta>
</file>